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Telugu" svg:font-family="'Lohit Telugu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ohit Telugu" fo:font-size="14pt" fo:font-weight="bold" style:font-size-asian="14pt" style:font-weight-asian="bold" style:font-name-complex="Lohit Telugu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Lohit Telugu" fo:font-size="16pt" fo:font-weight="bold" style:font-size-asian="16pt" style:font-weight-asian="bold" style:font-name-complex="Lohit Telugu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Liberation Mono" style:font-name-complex="Liberation Mon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d3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 బాల కాండం: ప్రథమ సర్గం *</text:p>
      <text:p text:style-name="P1"/>
      <text:p text:style-name="P2">తపస్స్వాధ్యాయనిరతం తపస్వీ వాగ్విదాం వరమ్ .</text:p>
      <text:p text:style-name="P2">నారదం పరిపప్రచ్ఛ వాల్మీకిర్మునిపుఙ్గవమ్ ||1.1.1||</text:p>
      <text:p text:style-name="P2"/>
      <text:p text:style-name="P4">[ascetic <text:span text:style-name="T2">(or) sagious thinker</text:span>, sage Valmiki, to heat/shine (or) religious austerity (or) to suffer the body undergo penance, reading the Vedas (or) reciting to oneself, ever (or) always, <text:span text:style-name="T1">వాక్</text:span> - in speaking (or) in enunciation, wise (or) best/expert, sublime (or) best, 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Telugu" svg:font-family="'Lohit Telugu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20:11:06.653941493</meta:creation-date>
    <dc:date>2024-01-17T20:13:12.564852246</dc:date>
    <meta:editing-duration>PT2M7S</meta:editing-duration>
    <meta:editing-cycles>1</meta:editing-cycles>
    <meta:document-statistic meta:table-count="0" meta:image-count="0" meta:object-count="0" meta:page-count="1" meta:paragraph-count="4" meta:word-count="57" meta:character-count="336" meta:non-whitespace-character-count="283"/>
    <meta:generator>LibreOffice/7.3.7.2$Linux_X86_64 LibreOffice_project/30$Build-2</meta:generator>
  </office:meta>
</office:document-meta>
</file>